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ce2c" officeooo:paragraph-rsid="0001ce2c"/>
    </style:style>
    <style:style style:name="P2" style:family="paragraph" style:parent-style-name="Standard">
      <style:text-properties style:font-name="Liberation Serif" fo:font-size="14pt" officeooo:rsid="0001ce2c" officeooo:paragraph-rsid="0001ce2c" style:font-size-asian="14pt" style:font-size-complex="14pt"/>
    </style:style>
    <style:style style:name="P3" style:family="paragraph" style:parent-style-name="Standard">
      <style:text-properties style:font-name="Liberation Serif" fo:font-size="14pt" officeooo:rsid="0005412d" officeooo:paragraph-rsid="0005412d" style:font-size-asian="14pt" style:font-size-complex="14pt"/>
    </style:style>
    <style:style style:name="P4" style:family="paragraph" style:parent-style-name="Standard">
      <style:text-properties style:font-name="Liberation Serif" fo:font-size="14pt" officeooo:rsid="000360b9" officeooo:paragraph-rsid="000360b9" style:font-size-asian="14pt" style:font-size-complex="14pt"/>
    </style:style>
    <style:style style:name="P5" style:family="paragraph" style:parent-style-name="Standard">
      <style:text-properties style:font-name="Liberation Serif" fo:font-size="14pt" officeooo:rsid="000360b9" officeooo:paragraph-rsid="00068c54" style:font-size-asian="14pt" style:font-size-complex="14pt"/>
    </style:style>
    <style:style style:name="P6" style:family="paragraph" style:parent-style-name="Standard">
      <style:text-properties style:font-name="Liberation Serif" fo:font-size="14pt" officeooo:paragraph-rsid="00068c54" style:font-size-asian="14pt" style:font-size-complex="14pt"/>
    </style:style>
    <style:style style:name="P7" style:family="paragraph" style:parent-style-name="Standard">
      <style:text-properties style:font-name="Liberation Serif" fo:font-size="14pt" officeooo:rsid="00068c54" officeooo:paragraph-rsid="00068c54" style:font-size-asian="14pt" style:font-size-complex="14pt"/>
    </style:style>
    <style:style style:name="P8" style:family="paragraph" style:parent-style-name="Standard">
      <style:text-properties style:font-name="Liberation Serif" fo:font-size="14pt" officeooo:rsid="00068c54" officeooo:paragraph-rsid="000748bc" style:font-size-asian="14pt" style:font-size-complex="14pt"/>
    </style:style>
    <style:style style:name="P9" style:family="paragraph" style:parent-style-name="Standard">
      <style:text-properties style:font-name="Liberation Serif" fo:font-size="14pt" officeooo:rsid="00078f27" officeooo:paragraph-rsid="00078f27" style:font-size-asian="14pt" style:font-size-complex="14pt"/>
    </style:style>
    <style:style style:name="P10" style:family="paragraph" style:parent-style-name="Standard">
      <style:text-properties style:font-name="Liberation Serif" officeooo:rsid="00078f27" officeooo:paragraph-rsid="00078f27"/>
    </style:style>
    <style:style style:name="P11" style:family="paragraph" style:parent-style-name="Standard">
      <style:text-properties style:font-name="Liberation Serif" fo:font-size="16pt" officeooo:rsid="000360b9" officeooo:paragraph-rsid="000360b9" style:font-size-asian="16pt" style:font-size-complex="16pt"/>
    </style:style>
    <style:style style:name="P12" style:family="paragraph" style:parent-style-name="Standard">
      <style:text-properties style:font-name="Liberation Serif" fo:font-size="16pt" officeooo:rsid="00068c54" officeooo:paragraph-rsid="00068c54" style:font-size-asian="16pt" style:font-size-complex="16pt"/>
    </style:style>
    <style:style style:name="P13" style:family="paragraph" style:parent-style-name="Standard">
      <style:text-properties style:font-name="Liberation Serif" fo:font-size="16pt" officeooo:rsid="00078f27" officeooo:paragraph-rsid="00078f27" style:font-size-asian="16pt" style:font-size-complex="16pt"/>
    </style:style>
    <style:style style:name="P14" style:family="paragraph" style:parent-style-name="Heading_20_1">
      <style:text-properties fo:font-size="15pt" fo:font-style="italic" officeooo:rsid="0001ce2c" officeooo:paragraph-rsid="0001ce2c" style:font-size-asian="15pt" style:font-style-asian="italic" style:font-size-complex="15pt" style:font-style-complex="italic"/>
    </style:style>
    <style:style style:name="T1" style:family="text">
      <style:text-properties officeooo:rsid="000360b9"/>
    </style:style>
    <style:style style:name="T2" style:family="text">
      <style:text-properties officeooo:rsid="0005412d"/>
    </style:style>
    <style:style style:name="T3" style:family="text">
      <style:text-properties officeooo:rsid="00068c54"/>
    </style:style>
    <style:style style:name="T4" style:family="text">
      <style:text-properties officeooo:rsid="00068c54" style:font-size-asian="10.5pt" style:font-size-complex="12pt"/>
    </style:style>
    <style:style style:name="T5" style:family="text">
      <style:text-properties officeooo:rsid="000748bc"/>
    </style:style>
    <style:style style:name="T6" style:family="text">
      <style:text-properties officeooo:rsid="00078f27"/>
    </style:style>
    <style:style style:name="T7" style:family="text">
      <style:text-properties fo:font-variant="normal" fo:text-transform="none" fo:color="#000000" style:text-line-through-style="none" style:text-line-through-type="none" style:font-name="Liberation Serif1" fo:font-size="14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1" fo:font-size="14pt" fo:font-style="normal" style:text-underline-style="none" fo:font-weight="normal" officeooo:rsid="00078f27"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1" fo:font-style="normal" style:text-underline-style="none" fo:font-weight="normal" officeooo:rsid="00078f27"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078f27"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hrinivas V. Shanbhag (16IT244)</text:h>
      <text:h text:style-name="Heading_20_1" text:outline-level="1">Software Requirement Specification (SRS)</text:h>
      <text:p text:style-name="P1"/>
      <text:p text:style-name="P2">A decent SRS characterizes how Software System will connect with every single interior module, equipment, correspondence with different projects and human client collaborations with wide scope of genuine situations. Utilizing the Software necessities determination (SRS) report on QA lead, chiefs makes test plan. It is imperative that analyzers must be cleared with everything about in this report so as to maintain a strategic distance from issues in experiments and its normal outcomes.</text:p>
      <text:p text:style-name="P2"/>
      <text:p text:style-name="P3">This document says, what and all other things required for particular SRS format with respect to our project.</text:p>
      <text:p text:style-name="P2"/>
      <text:p text:style-name="P11">1) IEEE <text:span text:style-name="T3">SRS</text:span> format :</text:p>
      <text:p text:style-name="P4">The heart of the SRS consists of descriptions of both functional and nonfunctional requirements. The standard provides several suggestions of how to organize the functional requirements: by mode, user class, object, feature, stimulus, functional hierarchy, or combinations of these.</text:p>
      <text:p text:style-name="P4"/>
      <text:p text:style-name="P5">* <text:span text:style-name="T2">Structure of indexing helps in understanding the hierarchy in document.</text:span></text:p>
      <text:p text:style-name="P5">* <text:span text:style-name="T6">It is highly pecise.</text:span></text:p>
      <text:p text:style-name="P6"><text:span text:style-name="T1">* </text:span><text:bookmark text:name="docs-internal-guid-34f3c966-7fff-a1d3-728e-e96e3764714d"/><text:span text:style-name="T1">The goal is to provide</text:span><text:span text:style-name="T11"> a detailed review of the project </text:span><text:span text:style-name="T12">considering</text:span><text:span text:style-name="T11"> all factors applicable to development.</text:span></text:p>
      <text:p text:style-name="P5">* <text:span text:style-name="T3">Use of different UML diagrams helps in quick understanding.</text:span></text:p>
      <text:p text:style-name="P4">* It would be better if SRS would have included some information about client.</text:p>
      <text:p text:style-name="P4">* It would be better to have only last 5 revision history, as all revision history is tracked by version <text:s text:c="14"/>control tool.</text:p>
      <text:p text:style-name="P4"/>
      <text:p text:style-name="P12">2) IBM SRS format :</text:p>
      <text:p text:style-name="P6"><text:span text:style-name="T3">* This format is mainly designed for rational unified process.</text:span></text:p>
      <text:p text:style-name="P6"><text:span text:style-name="T3">* Every page has block of information about project name, creation time and version, it is very repetitive.</text:span></text:p>
      <text:p text:style-name="P5">* It would be better if SRS would have included some information about client.</text:p>
      <text:p text:style-name="P5"><text:span text:style-name="T3">* It would be better to have only latest revision history.</text:span></text:p>
      <text:p text:style-name="P7">* <text:span text:style-name="T5">Use case modeling helps in undestanding the model easily and quickly.</text:span></text:p>
      <text:p text:style-name="P7">* <text:span text:style-name="T5">It includes database design and architecture design information, which helps in understanding resources.</text:span></text:p>
      <text:p text:style-name="P7">* <text:span text:style-name="T5">This is not explanatory as IEEE format.</text:span></text:p>
      <text:p text:style-name="P8">* <text:span text:style-name="T5">Besides not at all like the ieee groups, it doesn't give data with respect to target groups and requirements associated with plan and advancement.</text:span></text:p>
      <text:p text:style-name="P8"/>
      <text:p text:style-name="P13"><text:soft-page-break/>3) TCS SRS format :</text:p>
      <text:p text:style-name="P9">* This is mainly helps in large scale projects, and service based projects.</text:p>
      <text:p text:style-name="P9">* Not at all like ieee and ibm positions its real use would be in extensive undertakings taken up by organizations as opposed to understudy level tasks.</text:p>
      <text:p text:style-name="P9">* It moreover skips on the use of UML graphs which will in general effect contrarily amid structure and execu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08:29:40.400503147</meta:creation-date>
    <dc:date>2019-01-24T09:59:59.962617330</dc:date>
    <meta:editing-duration>PT14M13S</meta:editing-duration>
    <meta:editing-cycles>1</meta:editing-cycles>
    <meta:document-statistic meta:table-count="0" meta:image-count="0" meta:object-count="0" meta:page-count="2" meta:paragraph-count="25" meta:word-count="404" meta:character-count="2495" meta:non-whitespace-character-count="2102"/>
    <meta:generator>LibreOffice/4.2.8.2$Linux_X86_64 LibreOffice_project/420m0$Build-2</meta:generator>
  </office:meta>
</office:document-meta>
</file>